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position="sub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LOCUTORES USADOS:</text:p>
      <text:p text:style-name="Standard"/>
      <text:list xml:id="list41325856" text:style-name="L1">
        <text:list-item>
          <text:p text:style-name="P1">040</text:p>
        </text:list-item>
        <text:list-item>
          <text:p text:style-name="P1">038</text:p>
        </text:list-item>
        <text:list-item>
          <text:p text:style-name="P1">091</text:p>
        </text:list-item>
        <text:list-item>
          <text:p text:style-name="P1">096</text:p>
        </text:list-item>
        <text:list-item>
          <text:p text:style-name="P1">097</text:p>
        </text:list-item>
        <text:list-item>
          <text:p text:style-name="P1">098</text:p>
        </text:list-item>
        <text:list-item>
          <text:p text:style-name="P1">175</text:p>
        </text:list-item>
        <text:list-item>
          <text:p text:style-name="P1">180</text:p>
        </text:list-item>
        <text:list-item>
          <text:p text:style-name="P1">109</text:p>
        </text:list-item>
        <text:list-item>
          <text:p text:style-name="P1">110</text:p>
        </text:list-item>
      </text:list>
      <text:p text:style-name="Standard"/>
      <text:p text:style-name="Standard"/>
      <text:p text:style-name="Standard">Aqui ficam os Treinamentos do MLP Modo SINGLE para a Fase I</text:p>
      <text:p text:style-name="Standard">ou seja, os principais da tese.</text:p>
      <text:p text:style-name="Standard">Usando Janelas de 512 x 256, <text:s/>80 filtros 24 MFCCs</text:p>
      <text:p text:style-name="Standard"/>
      <text:p text:style-name="Standard">Local correto:</text:p>
      <text:p text:style-name="Standard"/>
      <text:p text:style-name="Standard">\MESTRADO\DADOS\MLP_TREINO</text:p>
      <text:p text:style-name="Standard"/>
      <text:p text:style-name="Standard"/>
      <text:p text:style-name="Standard">Nos treinamentos da rede single, a sequencia de algoritmos de pre-processamento é a seguinte:</text:p>
      <text:p text:style-name="Standard"/>
      <text:p text:style-name="Standard">_1 = Truncamento</text:p>
      <text:p text:style-name="Standard">_2 = Trace Segmentation Sem Interpolação</text:p>
      <text:p text:style-name="Standard">_3 = Trace Segmentation Com Interpolação</text:p>
      <text:p text:style-name="Standard">_4 = Linear <text:s/>Time Warping</text:p>
      <text:p text:style-name="Standard">_5 = Sem normalização </text:p>
      <text:p text:style-name="Standard"/>
      <text:p text:style-name="Standard">O treinamento 213 por exemplo, é com MLP usando MTI<text:span text:style-name="T1">31</text:span>. 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5$Windows_x86 LibreOffice_project/7e68ba2-a744ebf-1f241b7-c506db1-7d53735</meta:generator>
    <dc:date>2012-06-18T01:19:45.94</dc:date>
    <meta:document-statistic meta:table-count="0" meta:image-count="0" meta:object-count="0" meta:page-count="1" meta:paragraph-count="23" meta:word-count="91" meta:character-count="518" meta:non-whitespace-character-count="445"/>
    <meta:user-defined meta:name="Info 1"/>
    <meta:user-defined meta:name="Info 2"/>
    <meta:user-defined meta:name="Info 3"/>
    <meta:user-defined meta:name="Info 4"/>
  </office:meta>
</office:document-meta>
</file>